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2fd" officeooo:paragraph-rsid="001552fd"/>
    </style:style>
    <style:style style:name="P2" style:family="paragraph" style:parent-style-name="Standard">
      <style:text-properties officeooo:rsid="0016f66e" officeooo:paragraph-rsid="0016f66e"/>
    </style:style>
    <style:style style:name="P3" style:family="paragraph" style:parent-style-name="Standard">
      <style:text-properties officeooo:rsid="0018a542" officeooo:paragraph-rsid="0018a542"/>
    </style:style>
    <style:style style:name="P4" style:family="paragraph" style:parent-style-name="Standard">
      <style:text-properties fo:font-weight="bold" officeooo:rsid="001552fd" officeooo:paragraph-rsid="0018a542" style:font-weight-asian="bold" style:font-weight-complex="bold"/>
    </style:style>
    <style:style style:name="P5" style:family="paragraph" style:parent-style-name="Standard">
      <style:text-properties fo:font-weight="bold" officeooo:rsid="0018a542" officeooo:paragraph-rsid="0018a542" style:font-weight-asian="bold" style:font-weight-complex="bold"/>
    </style:style>
    <style:style style:name="P6" style:family="paragraph" style:parent-style-name="Standard">
      <style:text-properties fo:font-weight="bold" officeooo:rsid="001552fd" officeooo:paragraph-rsid="001552fd" style:font-weight-asian="bold" style:font-weight-complex="bold"/>
    </style:style>
    <style:style style:name="P7" style:family="paragraph" style:parent-style-name="Standard">
      <style:text-properties fo:font-weight="bold" officeooo:rsid="0016f66e" officeooo:paragraph-rsid="0016f66e" style:font-weight-asian="bold" style:font-weight-complex="bold"/>
    </style:style>
    <style:style style:name="P8" style:family="paragraph" style:parent-style-name="Standard">
      <style:text-properties fo:font-weight="bold" officeooo:rsid="0018a542" officeooo:paragraph-rsid="0018a542" style:font-weight-asian="bold" style:font-weight-complex="bold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indent="0in"/>
    </style:style>
    <style:style style:name="P1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681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Arrow" draw:marker-start-width="0.1181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63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0.9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0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1.0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9in" fo:min-width="5.1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umo robot </text:p>
      <text:p text:style-name="P6"/>
      <text:p text:style-name="P6">Compass Module Calibration:</text:p>
      <text:p text:style-name="P6"/>
      <text:p text:style-name="P6">Problem:</text:p>
      <text:p text:style-name="P1">The compass module on the zumo robot is capable of measuring both acceleration and direction in three axis. <text:s/>The direction is determined by the magnetic pull on the compass module. <text:s/>Due to both normal variations and innacuracies in the compass module as well as the magnetic pull of two motors and a servo on the zumo robot the compass module may not be accurate. <text:s/>This is compounded by the effect of the motors and servo on the compass while they are in operation. <text:s/>In order to accurately gauge the direction using the compass module we must run various tests and determine a reasonable range and method by which we can determine when we have pointed a certain direction in various conditions.</text:p>
      <text:p text:style-name="P1"/>
      <text:p text:style-name="P6">Test Procedures:</text:p>
      <text:p text:style-name="P1">While under the operating environment of the test take 200 readings from the compass module with the robot positioned in one of the four cardinal directions. <text:s/>After taking the 200 readings they will be used to determine a reasonable max and min value that translates to the cardinal direction under that operating environment.</text:p>
      <text:p text:style-name="P1"/>
      <text:p text:style-name="P6">Operating Environments to Test:</text:p>
      <text:p text:style-name="P1">Right motor forward 50, Left motor reverse 50</text:p>
      <text:p text:style-name="P1">Right motor reverse 50, Left motor forward 50</text:p>
      <text:p text:style-name="P1">Right motor forward 100, Left motor forward 100</text:p>
      <text:p text:style-name="P1">Right motor reverse 100, Left motor reverse 100</text:p>
      <text:p text:style-name="P1">Right motor forward 0, Left motor forward 0</text:p>
      <text:p text:style-name="P1"/>
      <text:p text:style-name="P6">Cardinal directions to test:</text:p>
      <text:p text:style-name="P1">North</text:p>
      <text:p text:style-name="P1">South </text:p>
      <text:p text:style-name="P1">East</text:p>
      <text:p text:style-name="P1">West</text:p>
      <text:p text:style-name="P1"/>
      <text:p text:style-name="P6">Constants:</text:p>
      <text:p text:style-name="P1">Servo position of 90</text:p>
      <text:p text:style-name="P1"/>
      <text:p text:style-name="P7">Control:</text:p>
      <text:p text:style-name="P2">Brunton Compass</text:p>
      <text:p text:style-name="P2"/>
      <text:p text:style-name="P7">Anomolies:</text:p>
      <text:p text:style-name="P2">The bolts in the table I sit at cause the control compass to point to a false north.</text:p>
      <text:p text:style-name="P2"/>
      <text:p text:style-name="P5">Test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Right motor forward 50, Left motor reverse 50</text:p>
      <text:p text:style-name="P4"/>
      <text:p text:style-name="P5">North:</text:p>
      <text:p text:style-name="P5"><draw:frame draw:style-name="fr1" draw:name="Object1" text:anchor-type="paragraph" svg:width="7.2154in" svg:height="4.2665in" draw:z-index="0"><draw:object xlink:href="./Object 1" xlink:type="simple" xlink:show="embed" xlink:actuate="onLoad"/><draw:image xlink:href="./ObjectReplacements/Object 1" xlink:type="simple" xlink:show="embed" xlink:actuate="onLoad"/></draw:frame>South:</text:p>
      <text:p text:style-name="P5"><draw:frame draw:style-name="fr1" draw:name="Object2" text:anchor-type="paragraph" svg:width="7.2154in" svg:height="4.26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East:</text:p>
      <text:p text:style-name="P5"><draw:frame draw:style-name="fr1" draw:name="Object3" text:anchor-type="paragraph" svg:width="7.2154in" svg:height="4.2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West:</text:p>
      <text:p text:style-name="P5"/>
      <text:p text:style-name="P5"><draw:frame draw:style-name="fr1" draw:name="Object4" text:anchor-type="paragraph" svg:width="7.2154in" svg:height="4.26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<draw:g text:anchor-type="paragraph" draw:z-index="4" draw:style-name="gr1"><draw:custom-shape draw:style-name="gr2" draw:text-style-name="P9" svg:width="0.8004in" svg:height="0.8004in" svg:x="2.3016in" svg:y="1.2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9" svg:x1="3.3516in" svg:y1="1.6839in" svg:x2="2.0016in" svg:y2="1.6839in"><text:p/></draw:line><draw:line draw:style-name="gr3" draw:text-style-name="P9" svg:x1="2.7016in" svg:y1="0.9839in" svg:x2="2.7016in" svg:y2="2.3839in"><text:p/></draw:line><draw:frame draw:style-name="gr4" draw:text-style-name="P11" svg:width="1.3004in" svg:height="0.3622in" svg:x="2.1016in" svg:y="0.6339in"><draw:text-box><text:p text:style-name="P10"><text:span text:style-name="T1">N: (302,688)</text:span></text:p></draw:text-box></draw:frame><draw:frame draw:style-name="gr5" draw:text-style-name="P11" svg:width="1.1815in" svg:height="0.3622in" svg:x="3.4016in" svg:y="1.4839in"><draw:text-box><text:p text:style-name="P10"><text:span text:style-name="T1">E: (124,901)</text:span></text:p></draw:text-box></draw:frame><draw:frame draw:style-name="gr6" draw:text-style-name="P11" svg:width="1.0835in" svg:height="0.3622in" svg:x="2.2189in" svg:y="2.3736in"><draw:text-box><text:p text:style-name="P10"><text:span text:style-name="T1">S:(-81,719)</text:span></text:p></draw:text-box></draw:frame><draw:frame draw:style-name="gr7" draw:text-style-name="P11" svg:width="1.2067in" svg:height="0.3622in" svg:x="0.7953in" svg:y="1.4736in"><draw:text-box><text:p text:style-name="P10"><text:span text:style-name="T1">W:(109,481)</text:span></text:p></draw:text-box></draw:frame><draw:frame draw:style-name="gr8" draw:text-style-name="P12" svg:width="5.3906in" svg:height="0.4378in" svg:x="0.0016in" svg:y="-0.0035in"><draw:text-box><text:p text:style-name="P10"><text:span text:style-name="T2">Right motor forward 50, Left motor reverse 50</text:span></text:p></draw:text-box></draw:fram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15:08.441000000</meta:creation-date>
    <dc:date>2014-09-30T20:41:20.447000000</dc:date>
    <meta:editing-duration>PT19M45S</meta:editing-duration>
    <meta:editing-cycles>5</meta:editing-cycles>
    <meta:generator>LibreOffice/4.3.1.2$Windows_x86 LibreOffice_project/958349dc3b25111dbca392fbc281a05559ef6848</meta:generator>
    <meta:document-statistic meta:table-count="0" meta:image-count="0" meta:object-count="4" meta:page-count="4" meta:paragraph-count="29" meta:word-count="274" meta:character-count="1607" meta:non-whitespace-character-count="13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302.039800995025" calcext:value-type="float">
            <text:p>302.039800995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88.273631840796" calcext:value-type="float">
            <text:p>688.27363184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6.7146165962668" calcext:value-type="float">
            <text:p>16.7146165963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9709727165149" calcext:value-type="float">
            <text:p>19.97097271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297.450980392157" calcext:value-type="float">
            <text:p>297.4509803922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85.333333333333" calcext:value-type="float">
            <text:p>685.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5.9741212283996" calcext:value-type="float">
            <text:p>15.9741212284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375708603117" calcext:value-type="float">
            <text:p>18.37570860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1.94128662613848" calcext:value-type="float">
            <text:p>-1.9412866261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1.04106346889177" calcext:value-type="float">
            <text:p>-1.041063468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308.128555957041" calcext:value-type="float">
            <text:p>308.128555957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5.548603331983" calcext:value-type="float">
            <text:p>695.5486033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295.951046033009" calcext:value-type="float">
            <text:p>295.951046033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0.998660349609" calcext:value-type="float">
            <text:p>680.99866034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737133503549699" calcext:value-type="float">
            <text:p>0.7371335035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37430240701064" calcext:value-type="float">
            <text:p>0.93743024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3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7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3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7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3:55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outh X Population</text:p>
          </table:table-cell>
          <table:table-cell table:number-columns-repeated="2"/>
          <table:table-cell office:value-type="string" calcext:value-type="string">
            <text:p>Sou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-80.5820895522388" calcext:value-type="float">
            <text:p>-80.5820895522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718.875621890547" calcext:value-type="float">
            <text:p>718.8756218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7.1147444506759" calcext:value-type="float">
            <text:p>17.1147444507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3847737344628" calcext:value-type="float">
            <text:p>19.38477373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-67.9411764705882" calcext:value-type="float">
            <text:p>-67.9411764706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719.058823529412" calcext:value-type="float">
            <text:p>719.0588235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0.2399448527927" calcext:value-type="float">
            <text:p>10.2399448528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9993807948637" calcext:value-type="float">
            <text:p>18.99938079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5.22267532897453" calcext:value-type="float">
            <text:p>5.222675329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0.0668272547002525" calcext:value-type="float">
            <text:p>0.066827254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-74.3475771063496" calcext:value-type="float">
            <text:p>-74.3475771063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725.937054414799" calcext:value-type="float">
            <text:p>725.93705441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-86.816601998128" calcext:value-type="float">
            <text:p>-86.8166019981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711.814189366296" calcext:value-type="float">
            <text:p>711.81418936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40623168413416" calcext:value-type="float">
            <text:p>0.0040623168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89833439577126" calcext:value-type="float">
            <text:p>0.9898334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5:25.1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ast X Population</text:p>
          </table:table-cell>
          <table:table-cell table:number-columns-repeated="2"/>
          <table:table-cell office:value-type="string" calcext:value-type="string">
            <text:p>Ea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23.776119402985" calcext:value-type="float">
            <text:p>123.776119403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901.44776119403" calcext:value-type="float">
            <text:p>901.447761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1.9905576751858" calcext:value-type="float">
            <text:p>21.9905576752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0.2424926198007" calcext:value-type="float">
            <text:p>20.24249261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24.588235294118" calcext:value-type="float">
            <text:p>124.5882352941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905.490196078431" calcext:value-type="float">
            <text:p>905.49019607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24.9135918490997" calcext:value-type="float">
            <text:p>24.9135918491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20.4248599006403" calcext:value-type="float">
            <text:p>20.42485990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0.261136012197399" calcext:value-type="float">
            <text:p>0.2611360122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1.41209542369746" calcext:value-type="float">
            <text:p>1.412095423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31.786779796607" calcext:value-type="float">
            <text:p>131.7867797966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908.821641215299" calcext:value-type="float">
            <text:p>908.82164121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15.765459009363" calcext:value-type="float">
            <text:p>115.7654590094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894.073881172761" calcext:value-type="float">
            <text:p>894.07388117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987407910445818" calcext:value-type="float">
            <text:p>0.9874079104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877700735630659" calcext:value-type="float">
            <text:p>0.8777007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28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28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6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6:2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est X Population</text:p>
          </table:table-cell>
          <table:table-cell table:number-columns-repeated="2"/>
          <table:table-cell office:value-type="string" calcext:value-type="string">
            <text:p>We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08.940298507463" calcext:value-type="float">
            <text:p>108.9402985075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480.676616915423" calcext:value-type="float">
            <text:p>480.67661691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2.9444201912022" calcext:value-type="float">
            <text:p>22.9444201912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1.2607596406505" calcext:value-type="float">
            <text:p>21.26075964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91.9411764705882" calcext:value-type="float">
            <text:p>91.9411764706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491.21568627451" calcext:value-type="float">
            <text:p>491.21568627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9.6299890623565" calcext:value-type="float">
            <text:p>19.6299890624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6861592902235" calcext:value-type="float">
            <text:p>18.68615929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5.23883121313341" calcext:value-type="float">
            <text:p>-5.2388312131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3.5051651667973" calcext:value-type="float">
            <text:p>3.505165166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17.298429337755" calcext:value-type="float">
            <text:p>117.2984293378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488.421428470787" calcext:value-type="float">
            <text:p>488.42142847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00.582167677171" calcext:value-type="float">
            <text:p>100.5821676772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472.931805360059" calcext:value-type="float">
            <text:p>472.93180536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387234873118192" calcext:value-type="float">
            <text:p>0.0038723487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176357526828392" calcext:value-type="float">
            <text:p>0.1763575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6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4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6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7:24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